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New Roman" svg:font-family="Times New Roman"/>
  </office:font-face-decls>
  <office:automatic-styles>
    <style:style style:name="P1" style:family="paragraph" style:parent-style-name="Standard">
      <style:paragraph-properties fo:text-align="justify"/>
      <style:text-properties style:font-name="Times New Roman" fo:font-size="18.0pt"/>
    </style:style>
    <style:style style:name="TableColumn1" style:family="table-column">
      <style:table-column-properties style:column-width="3.4625in" style:rel-column-width="32767*"/>
    </style:style>
  </office:automatic-styles>
  <office:body>
    <office:text>
      <text:p text:style-name="P1">Die Musikerverwaltung sieht vor, dass Orchestermitglieder effektiv verwalten(verwaltet) werden. Dazu ist es notwendig eine Usability freundliche (komische Formulierung besser -&gt; benutzerfreundliche Schnittstelle)Schnittstelle zum Benutzer zu schaffen. Dies wird erreicht indem eine klare Menüführung geschaffen wird und es zu keinen Missverständnissen bei Synonymen kommt.(die da wäre?) Daher ist es wichtig für gleichwertige Begriffe sich auf eine Bezeichnung zu einigen. Hier im Pflichtenheft wird bereits mit der korrekten Bezeichnung artikuliert.(gesamter Absatz etwas ungenau aber geht als Einleitung durch)</text:p>
      <text:p text:style-name="P1"/>
      <text:p text:style-name="P1">In der Musikerverwaltung sollen Orchestermitglieder, Musiker, Dirigenten, angestellte Musiker, Substitute, Stimmgruppen, Punktekonten, Telefonnummern und Adressen effektiv(zu ungenau) verwaltet werden.</text:p>
      <text:p text:style-name="P1"/>
      <text:p text:style-name="P1">Auf die Musikerverwaltung sollen letztendlich Orchestermitglieder - zu welchen Musiker, Dirigenten, Angestellte Musiker und Substitute gehören – zugreifen können. Hier werden sämtliche Informationen gespeichert, die unabdingbar sind um ein selbst verwaltendes Orchester zu führen.(welche Informationen?)</text:p>
      <text:p text:style-name="P1"/>
      <text:p text:style-name="P1">Orchestermitglieder sollen auf sämtliche Daten Lesezugriff haben und nichts schreiben können.(ist das so?…dürfen die nicht ihre neue Telefonnummer eintragen?…wer darf dann schreiben?) Für sämtliche Orchestermitglieder werden Namen und Kürzel gespeichert. Der Name setzt sich aus dem Vor- und Zunamen zusammen. Das Kürzel <text:s/>definiert eine Abkürzung des Orchestermitglieds des(der) entsprechenden Stimmgruppe.(wie setzt sich so ein Kürzel zusammen?) Ein Orchestermitglied soll zudem die Möglichkeit(haben) Telefonnummern anzugeben und die Angabe einer Adresse /*soll optional sein*/.(jetzt auf einmal haben sie schreibenden zugriff?) Das Orchestermitglied stellt einen Beteiligten am Orchester dar. Orchestermitglied sind entweder Dirigenten, Musiker, angestellte Musiker oder Substitute.(and again…)</text:p>
      <text:p text:style-name="P1"/>
      <text:p text:style-name="P1">Ein Musiker ist ein Orchestermitglied, kann aber auch ein angestellter Musiker oder ein Substitut sein.(ungenau - Ein Musiker ist ein Orchestermitglid…und unterteilt sich in angestellter Musiker und Substitut) Ein Musiker hat genau eine Stimmgruppe, welche bei seiner Anstellung zugeordnet wird.</text:p>
      <text:p text:style-name="P1"/>
      <text:p text:style-name="P1">Ein Dirigent ist ein Orchestermitglied und hat keine oder viele Besetzungen.</text:p>
      <text:p text:style-name="P1"/>
      <text:p text:style-name="P1">Ein Angestellter Musiker soll mehr Informationen enthalten.(im Gegensatz zu?) Dazu zählt das Geburtsdatum, Geburtsort, Bankverbindung, Anstellungsdatum, IstSolist, IstStimmführer und ein Bild. <text:tab/>Das Attribut Geburtsdatum gibt das Datum der Geburt des Angestellten Musikers an. Das Attribut Geburtsort gibt den Ort der Geburt des Angestellten Musikers an. Das Attribut Bankverbindung besteht aus BLZ, Kreditinstitut und Kontonummer. Das Attribut Bankverbindung wird für Gehaltszahlungen verwendet. Das Attribut Anstellungsdatum gibt das Datum der Anstellung des Angestellten Musikers an.(wozu?) Das Attribut IstSolist gibt an ob der Musiker ein Solo- oder Tuttispieler ist. Das Attribut IstStimmführer gibt an ob der Musiker ein Stimmführer ist.(von was?)</text:p>
      <text:p text:style-name="P1"/>
      <text:p text:style-name="P1"/>
      <text:p text:style-name="P1">Du springt immer von einem Thema zum nächsten…mach das doch bitte etwas strukturierter.</text:p>
      <text:p text:style-name="P1">Punktekonto?</text:p>
      <text:p text:style-name="P1">Teilnehmer bzw dienst?</text:p>
      <text:p text:style-name="P1">was ist ein Substitut?</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038.35</meta:generator>
  </office:meta>
</office:document-meta>
</file>